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MMI10" svg:font-family="CMMI10"/>
    <style:font-face style:name="CMR10" svg:font-family="CMR10"/>
    <style:font-face style:name="CMR12" svg:font-family="CMR12"/>
    <style:font-face style:name="CMR8" svg:font-family="CMR8"/>
    <style:font-face style:name="CMSSBX10" svg:font-family="CMSSBX10"/>
    <style:font-face style:name="CMSY10" svg:font-family="CMSY10"/>
    <style:font-face style:name="CMSY8" svg:font-family="CMSY8"/>
    <style:font-face style:name="CMTI10" svg:font-family="CMTI10"/>
    <style:font-face style:name="CMTT10" svg:font-family="CMTT10"/>
    <style:font-face style:name="Mangal1" svg:font-family="Mangal"/>
    <style:font-face style:name="MarVoSym" svg:font-family="MarVoSym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aditional Arabic" fo:font-size="14pt" style:font-size-asian="14pt" style:font-size-complex="14pt"/>
    </style:style>
    <style:style style:name="P2" style:family="paragraph" style:parent-style-name="Standard">
      <style:text-properties style:font-name="Traditional Arabic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MSSBX10" fo:font-size="10pt" style:font-name-asian="CMSSBX10" style:font-size-asian="10pt" style:font-name-complex="CMSSBX10" style:font-size-complex="10pt"/>
    </style:style>
    <style:style style:name="P4" style:family="paragraph" style:parent-style-name="Standard">
      <style:text-properties style:font-name="CMSSBX10" fo:font-size="20.5pt" style:font-name-asian="CMSSBX10" style:font-size-asian="20.5pt" style:font-name-complex="CMSSBX10" style:font-size-complex="20.5pt"/>
    </style:style>
    <style:style style:name="P5" style:family="paragraph" style:parent-style-name="Standard">
      <style:text-properties style:font-name="CMR12" fo:font-size="14.5pt" style:font-name-asian="CMR12" style:font-size-asian="14.5pt" style:font-name-complex="CMR12" style:font-size-complex="14.5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CMR10" fo:font-size="11pt" style:font-name-asian="CMR10" style:font-size-asian="11pt" style:font-name-complex="CMR10" style:font-size-complex="11pt"/>
    </style:style>
    <style:style style:name="P7" style:family="paragraph" style:parent-style-name="Standard">
      <style:text-properties fo:color="#ff0000" style:font-name="Traditional Arabic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 style:text-autospace="none"/>
      <style:text-properties fo:color="#ff0000" style:font-name="CMR10" fo:font-size="11pt" style:font-name-asian="CMR10" style:font-size-asian="11pt" style:font-name-complex="CMR10" style:font-size-complex="11pt"/>
    </style:style>
    <style:style style:name="P9" style:family="paragraph" style:parent-style-name="Standard" style:list-style-name="L1">
      <style:text-properties style:font-name="Traditional Arabic" fo:font-size="14pt" style:font-size-asian="14pt" style:font-size-complex="14pt"/>
    </style:style>
    <style:style style:name="P10" style:family="paragraph" style:parent-style-name="Standard" style:list-style-name="L1">
      <style:text-properties fo:color="#ff0000" style:font-name="Traditional Arabic" fo:font-size="14pt" style:font-size-asian="14pt" style:font-size-complex="14pt"/>
    </style:style>
    <style:style style:name="P11" style:family="paragraph" style:parent-style-name="Standard" style:list-style-name="L2">
      <style:paragraph-properties fo:text-align="start" style:justify-single-word="false" style:text-autospace="none"/>
      <style:text-properties fo:color="#ff0000" style:font-name="CMTT10" fo:font-size="11pt" style:font-name-asian="CMTT10" style:font-size-asian="11pt" style:font-name-complex="CMTT10" style:font-size-complex="11pt"/>
    </style:style>
    <style:style style:name="P12" style:family="paragraph" style:parent-style-name="Standard">
      <style:paragraph-properties style:text-autospace="none"/>
      <style:text-properties fo:color="#ff0000" style:font-name="CMR10" fo:font-size="11pt" style:font-name-asian="CMR10" style:font-size-asian="11pt" style:font-name-complex="CMR10" style:font-size-complex="11pt"/>
    </style:style>
    <style:style style:name="P13" style:family="paragraph" style:parent-style-name="Standard" style:list-style-name="L2">
      <style:paragraph-properties fo:text-align="start" style:justify-single-word="false" style:text-autospace="none"/>
      <style:text-properties style:font-name="CMSSBX10" fo:font-size="10pt" style:font-name-asian="CMSSBX10" style:font-size-asian="10pt" style:font-name-complex="CMSSBX10" style:font-size-complex="10pt"/>
    </style:style>
    <style:style style:name="P14" style:family="paragraph" style:parent-style-name="Standard">
      <style:text-properties style:font-name="CMSSBX10" fo:font-size="20.5pt" style:font-name-asian="CMSSBX10" style:font-size-asian="20.5pt" style:font-name-complex="CMSSBX10" style:font-size-complex="20.5pt"/>
    </style:style>
    <style:style style:name="P15" style:family="paragraph" style:parent-style-name="Standard">
      <style:text-properties style:font-name="CMSSBX10" fo:font-size="15pt" style:font-name-asian="CMSSBX10" style:font-size-asian="15pt" style:font-name-complex="CMSSBX10" style:font-size-complex="15pt"/>
    </style:style>
    <style:style style:name="T1" style:family="text">
      <style:text-properties style:font-name="CMR10" fo:font-size="11pt" style:font-name-asian="CMR10" style:font-size-asian="11pt" style:font-name-complex="CMR10" style:font-size-complex="11pt"/>
    </style:style>
    <style:style style:name="T2" style:family="text">
      <style:text-properties style:font-name="CMSY10" fo:font-size="11pt" style:font-name-asian="CMSY10" style:font-size-asian="11pt" style:font-name-complex="CMSY10" style:font-size-complex="11pt"/>
    </style:style>
    <style:style style:name="T3" style:family="text">
      <style:text-properties style:font-name="CMMI10" fo:font-size="11pt" style:font-name-asian="CMMI10" style:font-size-asian="11pt" style:font-name-complex="CMMI10" style:font-size-complex="11pt"/>
    </style:style>
    <style:style style:name="T4" style:family="text">
      <style:text-properties style:font-name="CMR8" fo:font-size="8pt" style:font-name-asian="CMR8" style:font-size-asian="8pt" style:font-name-complex="CMR8" style:font-size-complex="8pt"/>
    </style:style>
    <style:style style:name="T5" style:family="text">
      <style:text-properties style:font-name="CMTI10" fo:font-size="11pt" style:font-name-asian="CMTI10" style:font-size-asian="11pt" style:font-name-complex="CMTI10" style:font-size-complex="11pt"/>
    </style:style>
    <style:style style:name="T6" style:family="text">
      <style:text-properties style:font-name="CMTT10" fo:font-size="11pt" style:font-name-asian="CMTT10" style:font-size-asian="11pt" style:font-name-complex="CMTT10" style:font-size-complex="11pt"/>
    </style:style>
    <style:style style:name="T7" style:family="text">
      <style:text-properties style:font-name="CMSY8" fo:font-size="8pt" style:font-name-asian="CMSY8" style:font-size-asian="8pt" style:font-name-complex="CMSY8" style:font-size-complex="8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ff0000"/>
    </style:style>
    <style:style style:name="T10" style:family="text">
      <style:text-properties fo:color="#ff0000" style:font-name="CMR10" fo:font-size="11pt" style:font-name-asian="CMR10" style:font-size-asian="11pt" style:font-name-complex="CMR10" style:font-size-complex="11pt"/>
    </style:style>
    <style:style style:name="T11" style:family="text">
      <style:text-properties fo:color="#ff0000" style:font-name="CMTT10" fo:font-size="11pt" style:font-name-asian="CMTT10" style:font-size-asian="11pt" style:font-name-complex="CMTT10" style:font-size-complex="11pt"/>
    </style:style>
    <style:style style:name="T12" style:family="text">
      <style:text-properties fo:color="#ff0000" style:font-name="CMR8" fo:font-size="8pt" style:font-name-asian="CMR8" style:font-size-asian="8pt" style:font-name-complex="CMR8" style:font-size-complex="8pt"/>
    </style:style>
    <style:style style:name="T13" style:family="text">
      <style:text-properties fo:color="#ff0000" style:font-name="MarVoSym" fo:font-size="11pt" style:font-name-asian="MarVoSym" style:font-size-asian="11pt" style:font-name-complex="MarVoSym" style:font-size-complex="11pt"/>
    </style:style>
    <style:style style:name="T14" style:family="text">
      <style:text-properties fo:color="#ff0000" style:font-name="CMSY10" fo:font-size="11pt" style:font-name-asian="CMSY10" style:font-size-asian="11pt" style:font-name-complex="CMSY10" style:font-size-complex="11pt"/>
    </style:style>
    <style:style style:name="T15" style:family="text">
      <style:text-properties fo:color="#ff0000" style:font-name="Traditional Arabic" fo:font-size="14pt" style:font-size-asian="14pt" style:font-size-complex="14pt"/>
    </style:style>
    <style:style style:name="T16" style:family="text">
      <style:text-properties fo:color="#ff0000" style:font-name="CMTI10" fo:font-size="11pt" style:font-name-asian="CMTI10" style:font-size-asian="11pt" style:font-name-complex="CMTI10" style:font-size-complex="11pt"/>
    </style:style>
    <style:style style:name="T17" style:family="text">
      <style:text-properties fo:color="#800000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leitung für Franziska um eine Basis Rock zu schneiden </text:p>
      <text:p text:style-name="P1"/>
      <text:p text:style-name="P1">Taillenweiten: 72cm</text:p>
      <text:p text:style-name="P1">Hüftweiten: 108cm</text:p>
      <text:p text:style-name="P1">Rocklänger: 58cm</text:p>
      <text:p text:style-name="P1"/>
      <text:p text:style-name="P1"><text:s text:c="5"/>1) <text:s/>Aus ein Schneider Papierrollen, circa 70cm lang x 60cm Breit Papier nehmen.</text:p>
      <text:list xml:id="list29690230" text:style-name="L1">
        <text:list-item>
          <text:p text:style-name="P9">Dobrar o papel assim, que se obtenha um retangulo de 30cm x 70 cm.</text:p>
        </text:list-item>
        <text:list-item>
          <text:p text:style-name="P9">No canto direito de baixo colocar a letra A</text:p>
        </text:list-item>
        <text:list-item>
          <text:p text:style-name="P9">Esquadrar para cima e colocar a letra B, sendo que a medida A-B tenha ¼ da medida do <text:span text:style-name="T9">Hüftweite</text:span>. Neste caso, <text:span text:style-name="T9">108 : 4 = 27, A-B=27</text:span></text:p>
        </text:list-item>
        <text:list-item>
          <text:p text:style-name="P9">Do lado esquerdo do papel colocar a letra C, sendo que a medida A-C tenha a medida do comprimento desejado para a saia (que neste caso será de no máximo 70cm, ou seja, o comprimento do papel).</text:p>
        </text:list-item>
        <text:list-item>
          <text:p text:style-name="P9">Unir com uma régua reta as letras: A, B, C e D.</text:p>
        </text:list-item>
        <text:list-item>
          <text:p text:style-name="P9">A-E terá a ¼ medida do Taillenweite plus 2cm für den „Abnäher“ (Keilformige Nähte, mit denen ein Kleidungsstück Körpernah geformt werden kann). </text:p>
          <text:p text:style-name="P9">Neste caso, A-E será 72cm : 4 = 18cm + 2cm = 20cm</text:p>
        </text:list-item>
        <text:list-item>
          <text:p text:style-name="P10">B-F terá a medida da altura do Taille até a parte mais breiter da Hüfte</text:p>
        </text:list-item>
        <text:list-item>
          <text:p text:style-name="P9">Com uma régua curva, unir o ponto E ao ponto F, o que dará já a forma da curva da Hüfte.</text:p>
        </text:list-item>
        <text:list-item>
          <text:p text:style-name="P9">O ponto G fica há um centímetro à esquerda do ponto A e unindo-se com uma régua curva os pontos G-E. Obtem-se a curvatura da cintura na frente.</text:p>
        </text:list-item>
        <text:list-item>
          <text:p text:style-name="P9">O ponto A-H obtem-se pegando a metade de 1/6 da medida da cintura. Neste caso, 72cm : 6 = 12cm, portanto A-H = 6cm.</text:p>
        </text:list-item>
        <text:list-item>
          <text:p text:style-name="P9">Tracar uma linha paralela à A-C, à partir de H com um comprimento de 8cm que é o comprimento do „Abnäher“.</text:p>
        </text:list-item>
        <text:list-item>
          <text:p text:style-name="P9">Os pontos J e J´estarao há um centímetro <text:span text:style-name="T9">links und rechts</text:span> de H, que será a profundidade do „Abnäher“<text:span text:style-name="T9">und wo der Punkt I sich befindet.</text:span></text:p>
        </text:list-item>
        <text:list-item>
          <text:p text:style-name="P9">Com uma régua curva, unir J-I e J´-I</text:p>
        </text:list-item>
        <text:list-item>
          <text:p text:style-name="P9">Agora, que a parte da frente do molde está pronta, contorná-lo com uma caneta de escrita grossa seguindo as linhas G-E-F-D-C e as linhas J-I e J´-I</text:p>
        </text:list-item>
        <text:list-item>
          <text:p text:style-name="P9">Para o molde de trás, pegue uma caneta de escrita fina de outra cor, para nao confundir os moldes da frente com o de trás.</text:p>
        </text:list-item>
        <text:list-item>
          <text:p text:style-name="P9"><text:soft-page-break/>O ponto L encontra-se há 2cm do ponto A</text:p>
        </text:list-item>
        <text:list-item>
          <text:p text:style-name="P9">Una com uma régua curva, o ponto L ao ponto E</text:p>
        </text:list-item>
        <text:list-item>
          <text:p text:style-name="P9">Esquadre 10cm do ponto H para obter-se o ponto M que é a altura do „Abnäher“ nas costas.</text:p>
        </text:list-item>
        <text:list-item>
          <text:p text:style-name="P9">Una com a régua curva os pontos J-M e J´-M</text:p>
        </text:list-item>
        <text:list-item>
          <text:p text:style-name="P9">Passe o Kopierrädchen nas linhas J-M, J´-M e E-L <text:span text:style-name="T9">pra marcar o papel na parte de trás.</text:span></text:p>
        </text:list-item>
        <text:list-item>
          <text:p text:style-name="P9">Corte o papel ainda dobrado seguindo as linhas G-E-F-D-C </text:p>
        </text:list-item>
        <text:list-item>
          <text:p text:style-name="P9">Agora corte o papel na dobra, separando assim o molde da frente com o molde das costas.</text:p>
        </text:list-item>
        <text:list-item>
          <text:p text:style-name="P9">Contorne no molde de baixo, com uma caneta de escrita grossa de outra cor, as linhas J-M, J´-M e E-L</text:p>
        </text:list-item>
        <text:list-item>
          <text:p text:style-name="P9">Corte no molde de baixo em cima da linha E-L</text:p>
        </text:list-item>
        <text:list-item>
          <text:p text:style-name="P9">Assim está pronto o molde das costas e com isso o molde básico de uma saia.</text:p>
        </text:list-item>
        <text:list-item>
          <text:p text:style-name="P9">Ponha esse molde em cima do pano que vai cortar, atentando para que o Fadenlauf esteja corretamente posicionado, ou seja, na direcao do comprimento da saia, pois isso é decisivo para que a saia tenha depois uma boa caída … den korrekten Fall des Kleidungsstückes.</text:p>
        </text:list-item>
        <text:list-item>
          <text:p text:style-name="P9">Prenda-o com Nähnadeln, contorne-o com um Kopierrädchen auf ein Kopierpapier e recorte em volta em 2cm de Abstande para a costura.</text:p>
        </text:list-item>
      </text:list>
      <text:p text:style-name="P1"/>
      <text:p text:style-name="P1"/>
      <text:p text:style-name="P1"/>
      <text:p text:style-name="P1"/>
      <text:p text:style-name="P4">Rocke schneidern <text:span text:style-name="T9">1.01 porque esse número?</text:span></text:p>
      <text:p text:style-name="P4"><text:span text:style-name="T9"/></text:p>
      <text:p text:style-name="P15"><text:span text:style-name="T9">E a vovó tem o copyritht, ela me mostrou como é que se faz e eu escrevi passo a passo e voce traduziu. Assim, que ou aparece o nome de nós tres, ou nenhum, o que talvez é melhor, mas a Franzi nao pode mostrar à diante, pois isso é como um receita e eu falei pra vovó de talvez escrever um manual de costura com o Schnitt que a ela </text:span><text:soft-page-break/><text:span text:style-name="T9">desenvolveu. Ela desenvolveu esse método e simplificou bastante nos anos e anos que ela trabalhou costurando e se esforcando pra fazer sempre um caimento perfeito no corpo de suas clientes … mas a Franziska pode ter pra usar! :D</text:span></text:p>
      <text:p text:style-name="P4"/>
      <text:p text:style-name="P7">Taillenweiten: 72cm</text:p>
      <text:p text:style-name="P7">Hüftweiten: 108cm</text:p>
      <text:p text:style-name="P7">Rocklänger: 58cm</text:p>
      <text:p text:style-name="P7">Distancia entre a Taillenweiten e Hüftweiten = ..???.cm (o que será depois a distancia <text:s/>entre o ponto o B e o ponto F)</text:p>
      <text:p text:style-name="P5"/>
      <text:p text:style-name="P6">1. Aus einer Rolle Schneiderpapier ein ca.70 cm langes und 60 cm breites Stuck entnehmen.</text:p>
      <text:p text:style-name="P3"><text:span text:style-name="T1">2. Das Papier so falten, dass man ein 70 cm </text:span><text:span text:style-name="T1">30 cm grosses Rechteck erhalt.</text:span></text:p>
      <text:p text:style-name="P3"><text:span text:style-name="T1">3. Nun markiert man die rechte untere Seite mit </text:span><text:span text:style-name="T2">A</text:span><text:span text:style-name="T1">.</text:span></text:p>
      <text:p text:style-name="P3"><text:span text:style-name="T1">4. Nun um ein viertel der </text:span><text:span text:style-name="T10">Hüftweite</text:span><text:span text:style-name="T1"> senkrecht nach oben die Stelle mit </text:span><text:span text:style-name="T2">B </text:span><text:span text:style-name="T1">markieren.</text:span></text:p>
      <text:p text:style-name="P3"><text:span text:style-name="T1">In diesem Beispiel hat die Strecke </text:span><text:span text:style-name="T2">AB </text:span><text:span text:style-name="T1">also 72 cm</text:span><text:span text:style-name="T3">=</text:span><text:span text:style-name="T1">4 = 18 cm.</text:span></text:p>
      <text:p text:style-name="P3"><text:span text:style-name="T1">5. Auf der linken Seite markiert man den Punkt </text:span><text:span text:style-name="T2">C</text:span><text:span text:style-name="T1">, sodass die Lange </text:span><text:span text:style-name="T2">AC </text:span><text:span text:style-name="T1">die gewunschte</text:span></text:p>
      <text:p text:style-name="P6">Lange des Rocks ist. Hier ist die maximale Lange naturlich die Papierlange</text:p>
      <text:p text:style-name="P6">70 cm.</text:p>
      <text:p text:style-name="P3"><text:span text:style-name="T1">6. Nun verbindet man mit einem Lineal die Punkte </text:span><text:span text:style-name="T2">A</text:span><text:span text:style-name="T3">; </text:span><text:span text:style-name="T2">B</text:span><text:span text:style-name="T3">; </text:span><text:span text:style-name="T2">C </text:span><text:span text:style-name="T1">und </text:span><text:span text:style-name="T2">D</text:span><text:span text:style-name="T1">.</text:span></text:p>
      <text:p text:style-name="P3"><text:span text:style-name="T1">7. Die Linie </text:span><text:span text:style-name="T2">AE </text:span><text:span text:style-name="T1">misst </text:span><text:span text:style-name="T12">1/4 </text:span><text:span text:style-name="T1">der Taillenweite </text:span><text:span text:style-name="T10">plus 2 cm</text:span><text:span text:style-name="T1"> fur den </text:span><text:span text:style-name="T5">Abnaher </text:span><text:span text:style-name="T1">(keilformige</text:span></text:p>
      <text:p text:style-name="P6">Naht, mit denen ein Kleidungsstuck korpernah geformt werden kann). In diesem</text:p>
      <text:p text:style-name="P6">Fall:</text:p>
      <text:p text:style-name="P3"><text:span text:style-name="T1">72 cm</text:span><text:span text:style-name="T3">=</text:span><text:span text:style-name="T1">4 = 18 cm</text:span></text:p>
      <text:p text:style-name="P6">18 cm + 2 cm = 20 cm</text:p>
      <text:p text:style-name="P3"><text:span text:style-name="T1">8. </text:span><text:span text:style-name="T10">F terá a medida da distancia entre o Taillenweite e a parte mais breite da Hüft (onde se mede o Hüftweiten). </text:span></text:p>
      <text:p text:style-name="P3"><text:span text:style-name="T1">9. Mit einem Kurvenlineal die Punkte </text:span><text:span text:style-name="T2">E </text:span><text:span text:style-name="T1">und </text:span><text:span text:style-name="T2">F </text:span><text:span text:style-name="T1">verbinden, um die Form der Hufte</text:span></text:p>
      <text:p text:style-name="P6">festzulegen.</text:p>
      <text:p text:style-name="P3"><text:span text:style-name="T1">10. Nun setzt man einen neuen Punkt </text:span><text:span text:style-name="T2">G </text:span><text:span text:style-name="T1">einen Zentimeter links von </text:span><text:span text:style-name="T2">A</text:span><text:span text:style-name="T1">. Mit einem</text:span></text:p>
      <text:p text:style-name="P3"><text:span text:style-name="T1">Kurvenlineal die Punkte </text:span><text:span text:style-name="T2">G </text:span><text:span text:style-name="T1">und </text:span><text:span text:style-name="T2">E </text:span><text:span text:style-name="T1">verbinden, wobei dies die Form der </text:span><text:span text:style-name="T10">vordere </text:span><text:span text:style-name="T1">Taille festlegt.</text:span></text:p>
      <text:list xml:id="list29671248" text:style-name="L2">
        <text:list-item>
          <text:p text:style-name="P13"><text:span text:style-name="T1">Die Strecke </text:span><text:span text:style-name="T2">AH, </text:span><text:span text:style-name="T14">die sich über den Linie A-B befindet </text:span><text:span text:style-name="T1">ist </text:span><text:span text:style-name="T4">1/12 </text:span><text:span text:style-name="T1">der Taillenweite, also in unserem Fall 6 cm.</text:span></text:p>
          <text:p text:style-name="P11">A-H = 6cm aber wo ist H? (isso se pode ver no desenho que eu vou fazer)</text:p>
        </text:list-item>
      </text:list>
      <text:p text:style-name="P3"><text:soft-page-break/><text:span text:style-name="T1">12. Jetzt eine Gerade parallel </text:span><text:span text:style-name="T10">zu </text:span><text:span text:style-name="T1">zu </text:span><text:span text:style-name="T2">AC </text:span><text:span text:style-name="T1">zeichnen die bei </text:span><text:span text:style-name="T2">H </text:span><text:span text:style-name="T1">startet und 8 cm lang ist,</text:span></text:p>
      <text:p text:style-name="P6">was der Lange des Abnahers entspricht <text:span text:style-name="T15">und wo der Punkt I sich befindet.</text:span></text:p>
      <text:p text:style-name="P8">1</text:p>
      <text:p text:style-name="P3"><text:span text:style-name="T1">13.</text:span><text:span text:style-name="T10"> </text:span><text:span text:style-name="T13">z</text:span><text:span text:style-name="T11">Nicht klar wo die Position sein soll... </text:span><text:span text:style-name="T1">Die Punkte </text:span><text:span text:style-name="T2">J </text:span><text:span text:style-name="T1">und </text:span><text:span text:style-name="T2">J </text:span><text:span text:style-name="T7">0 </text:span><text:span text:style-name="T1">sind ein</text:span></text:p>
      <text:p text:style-name="P3"><text:span text:style-name="T1">Zentimeter </text:span><text:span text:style-name="T10">links und rechts von H</text:span><text:span text:style-name="T1"> entfernt und entsprechen der Tiefe des Abnahers.</text:span></text:p>
      <text:p text:style-name="P3"><text:span text:style-name="T1">14. </text:span><text:span text:style-name="T13">z</text:span><text:span text:style-name="T11">Wo ist I?</text:span><text:span text:style-name="T6"> </text:span><text:span text:style-name="T1">Mit einem Kurvenlineal die Punkte </text:span><text:span text:style-name="T2">J </text:span><text:span text:style-name="T3">; </text:span><text:span text:style-name="T2">I </text:span><text:span text:style-name="T1">und </text:span><text:span text:style-name="T2">J </text:span><text:span text:style-name="T7">0</text:span><text:span text:style-name="T3">; </text:span><text:span text:style-name="T2">I </text:span><text:span text:style-name="T1">verbinden.</text:span></text:p>
      <text:p text:style-name="P6">Der vordere Teil der Form ist fertig und wir ziehen die Kontur mit einem <text:s/>(<text:span text:style-name="T9">groben) dicken</text:span></text:p>
      <text:p text:style-name="P3"><text:span text:style-name="T13">z</text:span><text:span text:style-name="T5">Kugelschreiber</text:span><text:span text:style-name="T16">? </text:span><text:span text:style-name="T1">nach indem wir den Linien </text:span><text:span text:style-name="T2">GEFDC</text:span><text:span text:style-name="T1">, </text:span><text:span text:style-name="T2">J I </text:span><text:span text:style-name="T1">und </text:span><text:span text:style-name="T2">J </text:span><text:span text:style-name="T7">0</text:span><text:span text:style-name="T2">I </text:span><text:span text:style-name="T1">folgen. Fur den</text:span></text:p>
      <text:p text:style-name="P6">hinteren Teil nehmen wir einen feinen Stift mit anderer Farbe um die Zeichnungen</text:p>
      <text:p text:style-name="P6">nicht zu verwechseln.</text:p>
      <text:p text:style-name="P3"><text:span text:style-name="T1">15. </text:span><text:span text:style-name="T13">z</text:span><text:span text:style-name="T11">Mamae, se voce fala 2cm sempre pode ser em qualqer direcao.</text:span><text:span text:style-name="T6">.. </text:span><text:span text:style-name="T1">Der Punkt </text:span><text:span text:style-name="T2">L,</text:span><text:span text:style-name="T1"> </text:span><text:span text:style-name="T10">befindet sich 2cm <text:s/>links von </text:span><text:span text:style-name="T14">A </text:span><text:span text:style-name="T10">entfernt, über den Linea A-C.</text:span></text:p>
      <text:p text:style-name="P3"><text:span text:style-name="T1">16. Vereine nun die Punkte </text:span><text:span text:style-name="T2">L </text:span><text:span text:style-name="T1">mit </text:span><text:span text:style-name="T2">E </text:span><text:span text:style-name="T1">mithilfe des Kurvenlineals.</text:span></text:p>
      <text:p text:style-name="P3"><text:span text:style-name="T1">17. </text:span><text:span text:style-name="T13">z</text:span><text:span text:style-name="T11">esquadrar so da de uma linha, nao um ponto.. </text:span><text:span text:style-name="T1">Ziehe nun eine Senkrechte</text:span></text:p>
      <text:p text:style-name="P3"><text:span text:style-name="T1">Linie mit 10 cm von . </text:span><text:span text:style-name="T10">H . . .</text:span><text:span text:style-name="T1">um den Punkte </text:span><text:span text:style-name="T2">M </text:span><text:span text:style-name="T1">zu bekommen, welches die Hohe des</text:span></text:p>
      <text:p text:style-name="P6">Abnahers <text:span text:style-name="T9">der hintere Teil sein</text:span> wird.</text:p>
      <text:p text:style-name="P3"><text:span text:style-name="T1">18. Jetzt mit einem Kurvenlineal die Punkte </text:span><text:span text:style-name="T2">J 􀀀M </text:span><text:span text:style-name="T1">und </text:span><text:span text:style-name="T2">J </text:span><text:span text:style-name="T7">0 </text:span><text:span text:style-name="T2">􀀀M </text:span><text:span text:style-name="T1">verbinden.</text:span></text:p>
      <text:p text:style-name="P3"><text:span text:style-name="T1">19. Ziehe das Kopierradchen uber die Linien </text:span><text:span text:style-name="T2">JM</text:span><text:span text:style-name="T1">, </text:span><text:span text:style-name="T2">J </text:span><text:span text:style-name="T7">0</text:span><text:span text:style-name="T2">M </text:span><text:span text:style-name="T1">und </text:span><text:span text:style-name="T2">EL</text:span><text:span text:style-name="T1"> </text:span><text:span text:style-name="T10">para marcar o papel na parte de trás</text:span></text:p>
      <text:p text:style-name="P3"><text:span text:style-name="T1">20. Schneide das noch gefaltete Papier entlang der Linie </text:span><text:span text:style-name="T2">GEFDC</text:span><text:span text:style-name="T1">.</text:span></text:p>
      <text:p text:style-name="P6">21. Nun schneide das Papier am Falz um den vorderen vom hinteren Teil zu trennen.</text:p>
      <text:p text:style-name="P3"><text:span text:style-name="T1">22. Fahre nun </text:span><text:span text:style-name="T10">in den hintere Teile des Papiers</text:span><text:span text:style-name="T1"> mit einem dicken andersfarbigen Stift die Linien </text:span><text:span text:style-name="T2">JM</text:span><text:span text:style-name="T1">, </text:span><text:span text:style-name="T2">J </text:span><text:span text:style-name="T7">0</text:span><text:span text:style-name="T2">M </text:span><text:span text:style-name="T1">und </text:span><text:span text:style-name="T2">EL</text:span></text:p>
      <text:p text:style-name="P6">nach.</text:p>
      <text:p text:style-name="P3"><text:span text:style-name="T1">23. Schneide die untere Vorlage entlang der Linie </text:span><text:span text:style-name="T2">EL</text:span></text:p>
      <text:p text:style-name="P3"><text:span text:style-name="T8">Damit </text:span><text:span text:style-name="T1">ist die hintere Vorlage fertig und somit auch die Grundvorlage fur den Rock.</text:span></text:p>
      <text:p text:style-name="P6">Wir legen die Vorlage auf den <text:span text:style-name="T9">lado do avesso do</text:span> Sto<text:span text:style-name="T9">f, um die Markierung zu machen </text:span>und achten dabei auf den Fadenlauf. Dieser muss in</text:p>
      <text:p text:style-name="P6">Langsrichtung verlaufen damit der Rock spater schon fallt. Das ganze wird mit Nahnadeln</text:p>
      <text:p text:style-name="P6">befestigt und mit dem Kopierradchen auf Kopierpapier umfahren. Dann nur noch</text:p>
      <text:p text:style-name="P3"><text:span text:style-name="T1">mit 2 cm Abstand ausschneiden und </text:span><text:span text:style-name="T5">. . . fertig!</text:span></text:p>
      <text:p text:style-name="P12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MI10" svg:font-family="CMMI10"/>
    <style:font-face style:name="CMR10" svg:font-family="CMR10"/>
    <style:font-face style:name="CMR12" svg:font-family="CMR12"/>
    <style:font-face style:name="CMR8" svg:font-family="CMR8"/>
    <style:font-face style:name="CMSSBX10" svg:font-family="CMSSBX10"/>
    <style:font-face style:name="CMSY10" svg:font-family="CMSY10"/>
    <style:font-face style:name="CMSY8" svg:font-family="CMSY8"/>
    <style:font-face style:name="CMTI10" svg:font-family="CMTI10"/>
    <style:font-face style:name="CMTT10" svg:font-family="CMTT10"/>
    <style:font-face style:name="Mangal1" svg:font-family="Mangal"/>
    <style:font-face style:name="MarVoSym" svg:font-family="MarVoSym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 Stein</meta:initial-creator>
    <meta:creation-date>2012-12-12T12:59:38.36</meta:creation-date>
    <dc:date>2012-12-21T10:05:31.74</dc:date>
    <dc:creator>Li Stein</dc:creator>
    <meta:editing-duration>PT1H22M4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4" meta:paragraph-count="88" meta:word-count="1419" meta:character-count="7031"/>
  </office:meta>
</office:document-meta>
</file>